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0.9689in"/>
    </style:style>
    <style:style style:name="co17" style:family="table-column">
      <style:table-column-properties fo:break-before="auto" style:column-width="0.802in"/>
    </style:style>
    <style:style style:name="co18" style:family="table-column">
      <style:table-column-properties fo:break-before="auto" style:column-width="0.8752in"/>
    </style:style>
    <style:style style:name="co19" style:family="table-column">
      <style:table-column-properties fo:break-before="auto" style:column-width="0.7398in"/>
    </style:style>
    <style:style style:name="co20" style:family="table-column">
      <style:table-column-properties fo:break-before="auto" style:column-width="0.7291in"/>
    </style:style>
    <style:style style:name="co21" style:family="table-column">
      <style:table-column-properties fo:break-before="auto" style:column-width="0.770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4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4" table:number-columns-repeated="1017" table:default-cell-style-name="ce5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 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2.5" calcext:value-type="float">
            <text:p>-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5" calcext:value-type="float">
            <text:p>3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7.5" calcext:value-type="float">
            <text:p>2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4.5" calcext:value-type="float">
            <text:p>2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" calcext:value-type="float">
            <text:p>-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9" calcext:value-type="float">
            <text:p>-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" calcext:value-type="float">
            <text:p>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0.5" calcext:value-type="float">
            <text:p>-10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.5" calcext:value-type="float">
            <text:p>-8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6.5" calcext:value-type="float">
            <text:p>-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" calcext:value-type="float">
            <text:p>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0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1">00/00/0000</text:date>, <text:time style:data-style-name="N2" text:time-value="14:07:50.350601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7-11T14:08:09.813547446</dc:date>
    <meta:editing-duration>PT4H4M44S</meta:editing-duration>
    <meta:editing-cycles>52</meta:editing-cycles>
    <meta:document-statistic meta:table-count="2" meta:cell-count="9518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